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97e9" officeooo:paragraph-rsid="000f97e9"/>
    </style:style>
    <style:style style:name="P2" style:family="paragraph" style:parent-style-name="Standard">
      <style:text-properties fo:font-style="italic" officeooo:rsid="000f97e9" officeooo:paragraph-rsid="000f97e9" style:font-style-asian="italic" style:font-style-complex="italic"/>
    </style:style>
    <style:style style:name="P3" style:family="paragraph" style:parent-style-name="Standard">
      <style:paragraph-properties fo:text-align="end" style:justify-single-word="false"/>
      <style:text-properties fo:font-style="italic" officeooo:rsid="000f97e9" officeooo:paragraph-rsid="000f97e9" style:font-style-asian="italic" style:font-style-complex="italic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Standard">
      <style:text-properties fo:font-size="8pt" officeooo:rsid="000f97e9" officeooo:paragraph-rsid="000f97e9" style:font-size-asian="8pt" style:font-size-complex="8pt"/>
    </style:style>
    <style:style style:name="P6" style:family="paragraph" style:parent-style-name="Standard">
      <style:text-properties fo:font-size="8pt" officeooo:rsid="00121c96" officeooo:paragraph-rsid="00121c96" style:font-size-asian="8pt" style:font-size-complex="8pt"/>
    </style:style>
    <style:style style:name="P7" style:family="paragraph" style:parent-style-name="Standard">
      <style:text-properties officeooo:rsid="00117128" officeooo:paragraph-rsid="00117128"/>
    </style:style>
    <style:style style:name="P8" style:family="paragraph" style:parent-style-name="Standard">
      <style:text-properties officeooo:rsid="00117128" officeooo:paragraph-rsid="00121c96"/>
    </style:style>
    <style:style style:name="P9" style:family="paragraph" style:parent-style-name="Standard">
      <style:text-properties officeooo:rsid="00121c96" officeooo:paragraph-rsid="00121c96"/>
    </style:style>
    <style:style style:name="T1" style:family="text">
      <style:text-properties fo:color="#000000" style:font-name="lucidatypewriter"/>
    </style:style>
    <style:style style:name="T2" style:family="text">
      <style:text-properties fo:color="#000000" style:font-name="lucidatypewriter" fo:font-size="10pt" style:font-size-asian="10pt"/>
    </style:style>
    <style:style style:name="T3" style:family="text">
      <style:text-properties fo:color="#000000" style:font-name="lucidatypewriter" fo:font-size="8pt" style:font-size-asian="8pt" style:font-size-complex="8pt"/>
    </style:style>
    <style:style style:name="T4" style:family="text">
      <style:text-properties fo:color="#a020f0" style:font-name="lucidatypewriter"/>
    </style:style>
    <style:style style:name="T5" style:family="text">
      <style:text-properties fo:color="#a020f0" style:font-name="lucidatypewriter" fo:font-size="10pt" style:font-size-asian="10pt"/>
    </style:style>
    <style:style style:name="T6" style:family="text">
      <style:text-properties fo:color="#a020f0" style:font-name="lucidatypewriter" officeooo:rsid="000f97e9"/>
    </style:style>
    <style:style style:name="T7" style:family="text">
      <style:text-properties fo:color="#228b22" style:font-name="lucidatypewriter"/>
    </style:style>
    <style:style style:name="T8" style:family="text">
      <style:text-properties fo:color="#228b22" style:font-name="lucidatypewriter" fo:font-size="10pt" style:font-size-asian="10pt"/>
    </style:style>
    <style:style style:name="T9" style:family="text">
      <style:text-properties fo:color="#0000ff" style:font-name="lucidatypewriter"/>
    </style:style>
    <style:style style:name="T10" style:family="text">
      <style:text-properties officeooo:rsid="00117128"/>
    </style:style>
    <style:style style:name="T11" style:family="text">
      <style:text-properties style:font-name="Liberation Serif1"/>
    </style:style>
    <style:style style:name="T12" style:family="text">
      <style:text-properties style:font-name="Liberation Serif1" officeooo:rsid="00121c96"/>
    </style:style>
    <style:style style:name="T13" style:family="text">
      <style:text-properties style:font-name="Liberation Serif1" officeooo:rsid="00117128"/>
    </style:style>
    <style:style style:name="T14" style:family="text">
      <style:text-properties officeooo:rsid="00121c96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4 : SVD et compression d'image</text:p>
      <text:p text:style-name="P1"/>
      <text:p text:style-name="P1">1) On récupère l'image einsten.jpg sous la forme d'une matrice.</text:p>
      <text:p text:style-name="P1"/>
      <text:p text:style-name="P5"><text:span text:style-name="T1">A = imread (</text:span><text:span text:style-name="T4">'einstein.jpg'</text:span><text:span text:style-name="T1">);<text:tab/><text:tab/></text:span><text:span text:style-name="T7">% récupération sous forme matricielle </text:span></text:p>
      <text:p text:style-name="P4"><text:span text:style-name="T1">A = A (:,:,1); <text:s text:c="17"/><text:tab/><text:tab/></text:span><text:span text:style-name="T7">% on prends uniquement une matrice</text:span></text:p>
      <text:p text:style-name="P1"/>
      <text:p text:style-name="P1"/>
      <text:p text:style-name="P1">2) Calcul de la SVD <text:s/>de la matrice :</text:p>
      <text:p text:style-name="P1"/>
      <text:p text:style-name="P5"><text:span text:style-name="T1">A = double(A); <text:s text:c="17"/></text:span><text:span text:style-name="T7">% on transforme l'image en "double"</text:span></text:p>
      <text:p text:style-name="P4"><text:span text:style-name="T1">[h,l] = size(A); <text:s text:c="15"/></text:span></text:p>
      <text:p text:style-name="P4"><text:span text:style-name="T1"><text:s/></text:span></text:p>
      <text:p text:style-name="P4"><text:span text:style-name="T1">figure(1);</text:span></text:p>
      <text:p text:style-name="P4"><text:span text:style-name="T1">subplot(3,1,1)</text:span></text:p>
      <text:p text:style-name="P4"><text:span text:style-name="T1">imshow(uint8(A)); <text:s text:c="14"/></text:span><text:span text:style-name="T7">% on affiche l'image initiale</text:span></text:p>
      <text:p text:style-name="P4"><text:span text:style-name="T7"><text:s/></text:span></text:p>
      <text:p text:style-name="P4"><text:span text:style-name="T1">[U,S,V] =svd(A); <text:s text:c="15"/></text:span><text:span text:style-name="T7">% calcul de la svd</text:span></text:p>
      <text:p text:style-name="P4"><text:span text:style-name="T1">s =diag(S);</text:span></text:p>
      <text:p text:style-name="P4"><text:span text:style-name="T1"><text:s/></text:span></text:p>
      <text:p text:style-name="P4"><text:span text:style-name="T1">subplot(3,1,[2,3]);</text:span></text:p>
      <text:p text:style-name="P4"><text:span text:style-name="T1">plot(s);</text:span></text:p>
      <text:p text:style-name="P4"><text:span text:style-name="T1">title(</text:span><text:span text:style-name="T4">'Valeurs singul</text:span><text:span text:style-name="T6">iè</text:span><text:span text:style-name="T4">res dans lordre d</text:span><text:span text:style-name="T6">é</text:span><text:span text:style-name="T4">croissant'</text:span><text:span text:style-name="T1">);</text:span></text:p>
      <text:p text:style-name="P1"/>
      <text:p text:style-name="P1"/>
      <text:p text:style-name="P1">AFFICHAGE FIGURE 1</text:p>
      <text:p text:style-name="P1"/>
      <text:p text:style-name="P1"/>
      <text:p text:style-name="P2">Remarque :</text:p>
      <text:p text:style-name="P3">A partir d'un certain indice (autour de 50) les valeurs singulières sont quasiment nulles.</text:p>
      <text:p text:style-name="P1"/>
      <text:p text:style-name="P1">3) Calcul des matrices Ak pour des valeurs de k données :</text:p>
      <text:p text:style-name="P1"/>
      <text:p text:style-name="P7"><text:span text:style-name="T11"/></text:p>
      <text:p text:style-name="P8"/>
      <text:p text:style-name="P1"/>
      <text:p text:style-name="P1"><text:span text:style-name="T3">k = [5,40,100,200,590];</text:span></text:p>
      <text:p text:style-name="P4"><text:span text:style-name="T1">n=length(k);</text:span></text:p>
      <text:p text:style-name="P4"><text:span text:style-name="T1"><text:s/></text:span></text:p>
      <text:p text:style-name="P4"><text:span text:style-name="T1">figure(2);</text:span></text:p>
      <text:p text:style-name="P4"><text:span text:style-name="T1">Ak =zeros(h,l,n); <text:s text:c="6"/></text:span><text:span text:style-name="T7">% initialisation de Ak</text:span></text:p>
      <text:p text:style-name="P4"><text:span text:style-name="T1">tau = zeros(1,n); <text:s text:c="6"/></text:span><text:span text:style-name="T7">% initialisation de tau</text:span></text:p>
      <text:p text:style-name="P4"><text:span text:style-name="T7"><text:s/></text:span></text:p>
      <text:p text:style-name="P4"><text:span text:style-name="T1">subplot(2,n,(1:n)); <text:s text:c="4"/></text:span><text:span text:style-name="T7">% on affiche l'image sur toute une ligne</text:span></text:p>
      <text:p text:style-name="P4"><text:span text:style-name="T1">imshow(uint8(A));</text:span></text:p>
      <text:p text:style-name="P4"><text:span text:style-name="T1"><text:s/></text:span></text:p>
      <text:p text:style-name="P4"><text:span text:style-name="T1"><text:s/></text:span></text:p>
      <text:p text:style-name="P4"><text:span text:style-name="T9">for</text:span><text:span text:style-name="T1"> j= 1:n</text:span></text:p>
      <text:p text:style-name="P4"><text:span text:style-name="T1"><text:s text:c="4"/></text:span><text:span text:style-name="T9">for</text:span><text:span text:style-name="T1"> i =1:k(j)</text:span></text:p>
      <text:p text:style-name="P4"><text:span text:style-name="T1"><text:s text:c="9"/>Ak(:,:,j) = Ak(:,:,j) + s(i)*U(:,i)*V(:,i)'; </text:span><text:span text:style-name="T7">% expression Ak</text:span></text:p>
      <text:p text:style-name="P4"><text:span text:style-name="T1"><text:s text:c="4"/></text:span><text:span text:style-name="T9">end</text:span></text:p>
      <text:p text:style-name="P4"><text:span text:style-name="T1"><text:s text:c="4"/>tau(j) = k(j)*(1+h+l)/(h*l); <text:s text:c="21"/></text:span><text:span text:style-name="T7">% taux de compression</text:span></text:p>
      <text:p text:style-name="P4"><text:span text:style-name="T1"><text:s text:c="4"/>str =sprintf (</text:span><text:span text:style-name="T4">'k=%d avec tau = %d '</text:span><text:span text:style-name="T1">,k(j),tau(j));</text:span></text:p>
      <text:p text:style-name="P4"><text:span text:style-name="T1"><text:s text:c="4"/>subplot(2,n,n+j);</text:span></text:p>
      <text:p text:style-name="P4"><text:span text:style-name="T1"><text:s text:c="4"/>imshow(uint8(Ak(:,:,j)));</text:span></text:p>
      <text:p text:style-name="P4"><text:span text:style-name="T1"><text:s text:c="4"/>title(str);</text:span></text:p>
      <text:p text:style-name="P4"><text:span text:style-name="T1"><text:s text:c="4"/></text:span></text:p>
      <text:p text:style-name="P4"><text:span text:style-name="T9">end</text:span></text:p>
      <text:p text:style-name="P1"/>
      <text:p text:style-name="P7"><text:span text:style-name="T14">4)<text:tab/></text:span>AFFICHAGE FIGURE 2</text:p>
      <text:p text:style-name="P7"/>
      <text:p text:style-name="P9">5) Expression <text:span text:style-name="T10">de </text:span><text:span text:style-name="T13">τ :</text:span></text:p>
      <text:p text:style-name="P8"/>
      <text:p text:style-name="P8"><text:span text:style-name="T12">on divise par le nombre d'informations contenues dans l'image originale, le nombre d'informations </text:span><text:soft-page-break/><text:span text:style-name="T12">nécessaires à envoyer</text:span></text:p>
      <text:p text:style-name="P7"/>
      <text:p text:style-name="P8"><text:span text:style-name="T11"><draw:frame draw:style-name="fr1" draw:name="Objet1" text:anchor-type="as-char" svg:y="-0.66cm" svg:width="2.854cm" svg:height="1.037cm" draw:z-index="0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<text:p text:style-name="P9"/>
      <text:p text:style-name="P6"><text:span text:style-name="T1"><text:s text:c="4"/>tau(j) = k(j)*(1+h+l)/(h*l); <text:s text:c="21"/></text:span><text:span text:style-name="T7">% taux de compression</text:span></text:p>
      <text:p text:style-name="P4"><text:span text:style-name="T1"><text:s text:c="4"/>str =sprintf (</text:span><text:span text:style-name="T4">'k=%d avec tau = %d '</text:span><text:span text:style-name="T1">,k(j),tau(j));</text:span></text:p>
      <text:p text:style-name="P4"><text:span text:style-name="T1"><text:s text:c="4"/>subplot(2,n,n+j);</text:span></text:p>
      <text:p text:style-name="P4"><text:span text:style-name="T1"><text:s text:c="4"/>imshow(uint8(Ak(:,:,j)));</text:span></text:p>
      <text:p text:style-name="P4"><text:span text:style-name="T1"><text:s text:c="4"/>title(str);</text:span></text:p>
      <text:p text:style-name="P9"/>
      <text:p text:style-name="P9">tableau a faire !!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1T11:16:18.471104571</meta:creation-date>
    <dc:date>2014-12-11T12:11:39.498160374</dc:date>
    <meta:editing-duration>PT8M49S</meta:editing-duration>
    <meta:editing-cycles>1</meta:editing-cycles>
    <meta:document-statistic meta:table-count="0" meta:image-count="0" meta:object-count="1" meta:page-count="2" meta:paragraph-count="54" meta:word-count="221" meta:character-count="1674" meta:non-whitespace-character-count="1288"/>
    <meta:generator>LibreOffice/4.2.4.2$Linux_X86_64 LibreOffice_project/420m0$Build-2</meta:generator>
  </office:meta>
</office:document-meta>
</file>

<file path=Object 2/content.xml><?xml version="1.0" encoding="utf-8"?>
<math xmlns="http://www.w3.org/1998/Math/MathML" display="block">
  <semantics>
    <mrow>
      <mi mathvariant="normal">τ</mi>
      <mo stretchy="false">=</mo>
      <mfrac>
        <mrow>
          <mrow>
            <mo fence="true" stretchy="false">(</mo>
            <mrow>
              <mrow>
                <mn>1</mn>
                <mo stretchy="false">+</mo>
                <mi>n</mi>
                <mo stretchy="false">+</mo>
                <mi>p</mi>
              </mrow>
            </mrow>
            <mo fence="true" stretchy="false">)</mo>
          </mrow>
          <mn>.</mn>
          <mi>k</mi>
        </mrow>
        <mrow>
          <mi>n</mi>
          <mn>.</mn>
          <mi>p</mi>
        </mrow>
      </mfrac>
    </mrow>
    <annotation encoding="StarMath 5.0">%tau = {(1+n+p).k} over {n.p} </annotation>
  </semantics>
</math>
</file>